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text-indent="0cm" style:auto-text-indent="false" fo:padding-left="0cm" fo:padding-right="0.049cm" fo:padding-top="0.049cm" fo:padding-bottom="0cm" fo:border-left="none" fo:border-right="0.06pt solid #e1e5eb" fo:border-top="0.06pt solid #e1e5eb" fo:border-bottom="none"/>
      <style:text-properties fo:font-size="20pt" style:font-size-asian="20pt" style:font-size-complex="20pt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indent="0cm" style:auto-text-indent="false" fo:padding-left="0cm" fo:padding-right="0.049cm" fo:padding-top="0.049cm" fo:padding-bottom="0cm" fo:border-left="none" fo:border-right="0.06pt solid #e1e5eb" fo:border-top="0.06pt solid #e1e5eb" fo:border-bottom="none"/>
      <style:text-properties fo:font-size="16pt" officeooo:rsid="00120d41" officeooo:paragraph-rsid="00120d41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indent="0cm" style:auto-text-indent="false" fo:padding-left="0cm" fo:padding-right="0.049cm" fo:padding-top="0.049cm" fo:padding-bottom="0cm" fo:border-left="none" fo:border-right="0.06pt solid #e1e5eb" fo:border-top="0.06pt solid #e1e5eb" fo:border-bottom="none"/>
      <style:text-properties fo:font-size="15pt" officeooo:rsid="00120d41" officeooo:paragraph-rsid="00120d41" style:font-size-asian="15pt" style:font-size-complex="15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 fo:padding-left="0cm" fo:padding-right="0.049cm" fo:padding-top="0.049cm" fo:padding-bottom="0cm" fo:border-left="none" fo:border-right="0.06pt solid #e1e5eb" fo:border-top="0.06pt solid #e1e5eb" fo:border-bottom="none"/>
      <style:text-properties fo:font-size="15pt" officeooo:rsid="0013e875" officeooo:paragraph-rsid="0013e875" style:font-size-asian="15pt" style:font-size-complex="15pt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indent="0cm" style:auto-text-indent="false" fo:padding-left="0cm" fo:padding-right="0.049cm" fo:padding-top="0.049cm" fo:padding-bottom="0cm" fo:border-left="none" fo:border-right="0.06pt solid #e1e5eb" fo:border-top="0.06pt solid #e1e5eb" fo:border-bottom="none"/>
      <style:text-properties fo:font-size="15pt" style:font-size-asian="15pt" style:font-size-complex="15p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indent="0cm" style:auto-text-indent="false" fo:padding-left="0cm" fo:padding-right="0.049cm" fo:padding-top="0.049cm" fo:padding-bottom="0cm" fo:border-left="none" fo:border-right="0.06pt solid #e1e5eb" fo:border-top="0.06pt solid #e1e5eb" fo:border-bottom="none"/>
      <style:text-properties fo:color="#000000" loext:opacity="100%" fo:font-size="15pt" fo:font-style="normal" officeooo:rsid="001de42e" officeooo:paragraph-rsid="001de42e" style:font-size-asian="15pt" style:font-style-asian="normal" style:font-size-complex="15pt" style:font-style-complex="normal"/>
    </style:style>
    <style:style style:name="T1" style:family="text">
      <style:text-properties officeooo:rsid="00120d41"/>
    </style:style>
    <style:style style:name="T2" style:family="text">
      <style:text-properties officeooo:rsid="0017642e"/>
    </style:style>
    <style:style style:name="T3" style:family="text">
      <style:text-properties officeooo:rsid="0018f212"/>
    </style:style>
    <style:style style:name="T4" style:family="text">
      <style:text-properties officeooo:rsid="001aedf3"/>
    </style:style>
    <style:style style:name="T5" style:family="text">
      <style:text-properties fo:color="#158466" loext:opacity="100%"/>
    </style:style>
    <style:style style:name="T6" style:family="text">
      <style:text-properties fo:color="#158466" loext:opacity="100%" officeooo:rsid="001aedf3"/>
    </style:style>
    <style:style style:name="T7" style:family="text">
      <style:text-properties fo:color="#158466" loext:opacity="100%" fo:font-style="italic" style:font-style-asian="italic" style:font-style-complex="italic"/>
    </style:style>
    <style:style style:name="T8" style:family="text">
      <style:text-properties fo:color="#158466" loext:opacity="100%" fo:font-style="italic" officeooo:rsid="001aedf3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dução - React e Redux na prática<text:tab/><text:span text:style-name="T1">26/09/2022</text:span></text:h>
      <text:p text:style-name="P2"/>
      <text:p text:style-name="P3">- O estado é imutável. <text:span text:style-name="T7">Isso significa que só podemos usar métodos que façam clonagem e não podemos usar métodos que façam mutação.</text:span></text:p>
      <text:p text:style-name="P4">- O reducer salva o antado antigo e retorna um estado inteiro novo.</text:p>
      <text:p text:style-name="P4">- <text:span text:style-name="T2">Quando eu quero fazer um (.push) eu substituo pelo (.concat). </text:span><text:span text:style-name="T3">A função concat retorna um novo array. </text:span><text:span text:style-name="T8">Precisamos utilizar funções que não atualiza array, mas sim cria um novo array.</text:span></text:p>
      <text:p text:style-name="P6">Link: https://doesitmutate.xyz/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5:09:22.507092444</meta:creation-date>
    <dc:date>2022-09-26T15:27:59.840323216</dc:date>
    <meta:editing-duration>PT18M34S</meta:editing-duration>
    <meta:editing-cycles>9</meta:editing-cycles>
    <meta:generator>LibreOffice/7.3.5.2$Linux_X86_64 LibreOffice_project/30$Build-2</meta:generator>
    <meta:document-statistic meta:table-count="0" meta:image-count="0" meta:object-count="0" meta:page-count="1" meta:paragraph-count="5" meta:word-count="77" meta:character-count="458" meta:non-whitespace-character-count="386"/>
  </office:meta>
</office:document-meta>
</file>